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office:font-face-decls>
  <office:automatic-styles>
    <style:style style:name="T1" style:family="text">
      <style:text-properties fo:font-variant="normal" fo:text-transform="none" style:font-name="Open Sans" fo:font-size="12pt" fo:letter-spacing="normal"/>
    </style:style>
    <style:style style:name="T2" style:family="text">
      <style:text-properties fo:font-variant="normal" fo:text-transform="none" style:font-name="Open Sans" fo:font-size="12pt" fo:letter-spacing="normal" fo:font-style="normal"/>
    </style:style>
    <style:style style:name="T3" style:family="text">
      <style:text-properties fo:font-variant="normal" fo:text-transform="none" style:font-name="Open Sans" fo:font-size="12pt" fo:letter-spacing="normal" fo:font-style="normal" fo:font-weight="normal"/>
    </style:style>
    <style:style style:name="T4" style:family="text">
      <style:text-properties fo:font-variant="normal" fo:text-transform="none" style:font-name="Open Sans" fo:font-size="12pt" fo:letter-spacing="normal" fo:font-style="normal" fo:font-weight="normal" officeooo:rsid="00124109"/>
    </style:style>
    <style:style style:name="T5" style:family="text">
      <style:text-properties fo:font-variant="normal" fo:text-transform="none" style:font-name="Open Sans" fo:font-size="12pt" fo:letter-spacing="normal" fo:font-style="normal" fo:font-weight="normal" style:font-weight-asian="normal" style:font-weight-complex="normal"/>
    </style:style>
    <style:style style:name="T6" style:family="text">
      <style:text-properties fo:font-variant="normal" fo:text-transform="none" style:font-name="Open Sans" fo:font-size="12pt" fo:letter-spacing="normal" fo:font-style="normal" fo:font-weight="normal" fo:background-color="transparent" loext:char-shading-value="0" style:font-weight-asian="normal" style:font-weight-complex="normal"/>
    </style:style>
    <style:style style:name="T7" style:family="text">
      <style:text-properties fo:font-variant="normal" fo:text-transform="none" style:font-name="Open Sans" fo:font-size="12pt" fo:letter-spacing="normal" fo:font-style="normal" fo:font-weight="normal" fo:background-color="transparent" loext:char-shading-value="0" style:font-weight-asian="normal" style:font-weight-complex="normal"/>
    </style:style>
    <style:style style:name="T8" style:family="text">
      <style:text-properties fo:font-variant="normal" fo:text-transform="none" style:font-name="Open Sans" fo:font-size="12pt" fo:letter-spacing="normal" fo:font-style="normal" officeooo:rsid="00124109"/>
    </style:style>
    <style:style style:name="T9" style:family="text">
      <style:text-properties fo:font-variant="normal" fo:text-transform="none" style:font-name="Open Sans" fo:font-size="12pt" fo:letter-spacing="normal" fo:font-style="normal" fo:font-weight="bold" style:font-weight-asian="bold" style:font-weight-complex="bold"/>
    </style:style>
    <style:style style:name="T10" style:family="text">
      <style:text-properties fo:font-variant="normal" fo:text-transform="none" style:font-name="Open Sans" fo:font-size="12pt" fo:letter-spacing="normal" fo:font-style="normal" loext:padding-left="0cm" loext:padding-right="0cm" loext:padding-top="0cm" loext:padding-bottom="0.049cm" loext:border-left="none" loext:border-right="none" loext:border-top="none" loext:border-bottom="1.5pt solid #ffdd2e"/>
    </style:style>
    <style:style style:name="T11" style:family="text">
      <style:text-properties fo:font-variant="normal" fo:text-transform="none" style:font-name="Open Sans" fo:font-size="12pt" fo:letter-spacing="normal" fo:font-style="normal" officeooo:rsid="0010b2f8" loext:padding-left="0cm" loext:padding-right="0cm" loext:padding-top="0cm" loext:padding-bottom="0.049cm" loext:border-left="none" loext:border-right="none" loext:border-top="none" loext:border-bottom="1.5pt solid #ffdd2e"/>
    </style:style>
    <style:style style:name="T12" style:family="text">
      <style:text-properties fo:font-variant="normal" fo:text-transform="none" style:font-name="Open Sans" fo:font-size="12pt" fo:letter-spacing="normal" fo:font-weight="normal"/>
    </style:style>
    <style:style style:name="T13" style:family="text">
      <style:text-properties fo:font-variant="normal" fo:text-transform="none" style:font-name="Open Sans" fo:font-size="12pt" fo:letter-spacing="normal" fo:font-weight="normal" style:font-weight-asian="normal" style:font-weight-complex="normal"/>
    </style:style>
    <style:style style:name="T14" style:family="text">
      <style:text-properties fo:font-variant="normal" fo:text-transform="none" style:font-name="Open Sans" fo:font-size="12pt" fo:letter-spacing="normal" fo:font-weight="normal" fo:background-color="transparent" loext:char-shading-value="0" style:font-weight-asian="normal" style:font-weight-complex="normal"/>
    </style:style>
    <style:style style:name="T15" style:family="text">
      <style:text-properties fo:font-variant="normal" fo:text-transform="none" style:font-name="Open Sans" fo:font-size="12pt" fo:letter-spacing="normal" fo:font-weight="normal" fo:background-color="transparent" loext:char-shading-value="0" style:font-weight-asian="normal" style:font-weight-complex="normal"/>
    </style:style>
    <style:style style:name="T16" style:family="text">
      <style:text-properties fo:font-variant="normal" fo:text-transform="none" style:font-name="Open Sans" fo:font-size="12pt" fo:letter-spacing="normal" fo:font-weight="bold" style:font-weight-asian="bold" style:font-weight-complex="bold"/>
    </style:style>
    <style:style style:name="T17" style:family="text">
      <style:text-properties fo:font-variant="normal" fo:text-transform="none" fo:color="#252525" loext:opacity="100%" style:font-name="Open Sans" fo:font-size="12pt" fo:letter-spacing="normal" fo:font-style="normal"/>
    </style:style>
    <style:style style:name="T18" style:family="text">
      <style:text-properties fo:font-variant="normal" fo:text-transform="none" fo:color="#252525" loext:opacity="100%" style:font-name="Open Sans" fo:font-size="12pt" fo:letter-spacing="normal" fo:font-style="normal" fo:font-weight="normal"/>
    </style:style>
    <style:style style:name="T19" style:family="text">
      <style:text-properties fo:font-variant="normal" fo:text-transform="none" fo:color="#252525" loext:opacity="100%" style:font-name="Open Sans" fo:font-size="12pt" fo:letter-spacing="normal" fo:font-style="normal" fo:font-weight="normal" loext:padding-left="0cm" loext:padding-right="0cm" loext:padding-top="0cm" loext:padding-bottom="0.049cm" loext:border-left="none" loext:border-right="none" loext:border-top="none" loext:border-bottom="1.5pt solid #ffdd2e"/>
    </style:style>
    <style:style style:name="T20" style:family="text">
      <style:text-properties fo:font-variant="normal" fo:text-transform="none" fo:color="#252525" loext:opacity="100%" style:font-name="Open Sans" fo:font-size="12pt" fo:letter-spacing="normal" fo:font-style="normal" fo:font-weight="normal" fo:background-color="#edfaff" loext:char-shading-value="0" loext:padding-left="0cm" loext:padding-right="0cm" loext:padding-top="0cm" loext:padding-bottom="0.049cm" loext:border-left="none" loext:border-right="none" loext:border-top="none" loext:border-bottom="1.5pt solid #ffdd2e"/>
    </style:style>
    <style:style style:name="T21" style:family="text">
      <style:text-properties fo:font-variant="normal" fo:text-transform="none" fo:color="#252525" loext:opacity="100%" style:font-name="Open Sans" fo:font-size="12pt" fo:letter-spacing="normal" fo:font-style="normal" fo:font-weight="normal" officeooo:rsid="0010b2f8" loext:padding-left="0cm" loext:padding-right="0cm" loext:padding-top="0cm" loext:padding-bottom="0.049cm" loext:border-left="none" loext:border-right="none" loext:border-top="none" loext:border-bottom="1.5pt solid #ffdd2e"/>
    </style:style>
    <style:style style:name="T22" style:family="text">
      <style:text-properties fo:font-variant="normal" fo:text-transform="none" fo:color="#252525" loext:opacity="100%" style:font-name="Open Sans" fo:font-size="12pt" fo:letter-spacing="normal" fo:font-style="normal" loext:padding-left="0cm" loext:padding-right="0cm" loext:padding-top="0cm" loext:padding-bottom="0.049cm" loext:border-left="none" loext:border-right="none" loext:border-top="none" loext:border-bottom="1.5pt solid #ffdd2e"/>
    </style:style>
    <style:style style:name="T23" style:family="text">
      <style:text-properties fo:font-variant="normal" fo:text-transform="none" fo:color="#252525" loext:opacity="100%" style:font-name="Open Sans" fo:font-size="12pt" fo:letter-spacing="normal" fo:font-style="normal" fo:background-color="#edfaff" loext:char-shading-value="0" loext:padding-left="0cm" loext:padding-right="0cm" loext:padding-top="0cm" loext:padding-bottom="0.049cm" loext:border-left="none" loext:border-right="none" loext:border-top="none" loext:border-bottom="1.5pt solid #ffdd2e"/>
    </style:style>
    <style:style style:name="T24" style:family="text">
      <style:text-properties fo:font-variant="normal" fo:text-transform="none" fo:color="#252525" loext:opacity="100%" style:font-name="Open Sans" fo:font-size="12pt" fo:letter-spacing="normal" fo:font-style="normal" officeooo:rsid="0010b2f8" loext:padding-left="0cm" loext:padding-right="0cm" loext:padding-top="0cm" loext:padding-bottom="0.049cm" loext:border-left="none" loext:border-right="none" loext:border-top="none" loext:border-bottom="1.5pt solid #ffdd2e"/>
    </style:style>
    <style:style style:name="T25" style:family="text">
      <style:text-properties fo:font-variant="normal" fo:text-transform="none" fo:color="#e36b00" loext:opacity="100%" style:font-name="Open Sans" fo:font-size="12pt" fo:letter-spacing="normal" fo:font-style="normal"/>
    </style:style>
    <style:style style:name="T26" style:family="text">
      <style:text-properties fo:font-variant="normal" fo:text-transform="none" fo:color="#e36b00" loext:opacity="100%" style:font-name="Open Sans" fo:font-size="12pt" fo:letter-spacing="normal" fo:font-style="normal" loext:padding-left="0cm" loext:padding-right="0cm" loext:padding-top="0cm" loext:padding-bottom="0.049cm" loext:border-left="none" loext:border-right="none" loext:border-top="none" loext:border-bottom="1.5pt solid #ffdd2e"/>
    </style:style>
    <style:style style:name="T27" style:family="text">
      <style:text-properties fo:font-variant="normal" fo:text-transform="none" fo:color="#e36b00" loext:opacity="100%" style:font-name="Open Sans" fo:font-size="12pt" fo:letter-spacing="normal" fo:font-style="normal" fo:font-weight="normal"/>
    </style:style>
    <style:style style:name="T28" style:family="text">
      <style:text-properties fo:font-variant="normal" fo:text-transform="none" fo:color="#e36b00" loext:opacity="100%" style:font-name="Open Sans" fo:font-size="12pt" fo:letter-spacing="normal" fo:font-style="normal" fo:font-weight="normal" loext:padding-left="0cm" loext:padding-right="0cm" loext:padding-top="0cm" loext:padding-bottom="0.049cm" loext:border-left="none" loext:border-right="none" loext:border-top="none" loext:border-bottom="1.5pt solid #ffdd2e"/>
    </style:style>
    <style:style style:name="T29" style:family="text">
      <style:text-properties fo:font-variant="normal" fo:text-transform="none" fo:color="#e36b00" loext:opacity="100%" style:font-name="Open Sans" fo:font-size="12pt" fo:letter-spacing="normal" fo:font-style="normal" fo:font-weight="normal" fo:background-color="#edfaff" loext:char-shading-value="0" loext:padding-left="0cm" loext:padding-right="0cm" loext:padding-top="0cm" loext:padding-bottom="0.049cm" loext:border-left="none" loext:border-right="none" loext:border-top="none" loext:border-bottom="1.5pt solid #ffdd2e"/>
    </style:style>
    <style:style style:name="T30" style:family="text">
      <style:text-properties fo:font-variant="normal" fo:text-transform="none" fo:color="#e36b00" loext:opacity="100%" style:font-name="Open Sans" fo:font-size="12pt" fo:letter-spacing="normal" fo:font-style="normal" fo:background-color="#edfaff" loext:char-shading-value="0" loext:padding-left="0cm" loext:padding-right="0cm" loext:padding-top="0cm" loext:padding-bottom="0.049cm" loext:border-left="none" loext:border-right="none" loext:border-top="none" loext:border-bottom="1.5pt solid #ffdd2e"/>
    </style:style>
    <style:style style:name="T31" style:family="text">
      <style:text-properties fo:font-variant="normal" fo:text-transform="none" fo:color="#006acc" loext:opacity="100%" style:font-name="Open Sans" fo:font-size="12pt" fo:letter-spacing="normal" fo:font-style="normal"/>
    </style:style>
    <style:style style:name="T32" style:family="text">
      <style:text-properties fo:font-variant="normal" fo:text-transform="none" fo:color="#006acc" loext:opacity="100%" style:font-name="Open Sans" fo:font-size="12pt" fo:letter-spacing="normal" fo:font-style="normal" loext:padding-left="0cm" loext:padding-right="0cm" loext:padding-top="0cm" loext:padding-bottom="0.049cm" loext:border-left="none" loext:border-right="none" loext:border-top="none" loext:border-bottom="1.5pt solid #ffdd2e"/>
    </style:style>
    <style:style style:name="T33" style:family="text">
      <style:text-properties fo:font-variant="normal" fo:text-transform="none" fo:color="#006acc" loext:opacity="100%" style:font-name="Open Sans" fo:font-size="12pt" fo:letter-spacing="normal" fo:font-style="normal" fo:font-weight="normal"/>
    </style:style>
    <style:style style:name="T34" style:family="text">
      <style:text-properties fo:font-variant="normal" fo:text-transform="none" fo:color="#006acc" loext:opacity="100%" style:font-name="Open Sans" fo:font-size="12pt" fo:letter-spacing="normal" fo:font-style="normal" fo:font-weight="normal" loext:padding-left="0cm" loext:padding-right="0cm" loext:padding-top="0cm" loext:padding-bottom="0.049cm" loext:border-left="none" loext:border-right="none" loext:border-top="none" loext:border-bottom="1.5pt solid #ffdd2e"/>
    </style:style>
    <style:style style:name="T35" style:family="text">
      <style:text-properties fo:font-variant="normal" fo:text-transform="none" fo:color="#006acc" loext:opacity="100%" style:font-name="Open Sans" fo:font-size="12pt" fo:letter-spacing="normal" fo:font-style="normal" fo:font-weight="normal" fo:background-color="#edfaff" loext:char-shading-value="0" loext:padding-left="0cm" loext:padding-right="0cm" loext:padding-top="0cm" loext:padding-bottom="0.049cm" loext:border-left="none" loext:border-right="none" loext:border-top="none" loext:border-bottom="1.5pt solid #ffdd2e"/>
    </style:style>
    <style:style style:name="T36" style:family="text">
      <style:text-properties fo:font-variant="normal" fo:text-transform="none" fo:color="#006acc" loext:opacity="100%" style:font-name="Open Sans" fo:font-size="12pt" fo:letter-spacing="normal" fo:font-style="normal" fo:background-color="#edfaff" loext:char-shading-value="0" loext:padding-left="0cm" loext:padding-right="0cm" loext:padding-top="0cm" loext:padding-bottom="0.049cm" loext:border-left="none" loext:border-right="none" loext:border-top="none" loext:border-bottom="1.5pt solid #ffdd2e"/>
    </style:style>
    <style:style style:name="T37" style:family="text">
      <style:text-properties fo:font-variant="normal" fo:text-transform="none" style:use-window-font-color="true" loext:opacity="0%" style:font-name="Open Sans" fo:font-size="12pt" fo:letter-spacing="normal" fo:font-style="normal" fo:font-weight="normal" fo:background-color="transparent" loext:char-shading-value="0" style:font-weight-asian="normal" style:font-weight-complex="normal"/>
    </style:style>
    <style:style style:name="T38" style:family="text">
      <style:text-properties fo:font-variant="normal" fo:text-transform="none" style:use-window-font-color="true" loext:opacity="0%" style:font-name="Open Sans" fo:font-size="12pt" fo:letter-spacing="normal" fo:font-weight="normal" fo:background-color="transparent" loext:char-shading-value="0" style:font-weight-asian="normal" style:font-weight-complex="normal"/>
    </style:style>
    <style:style style:name="T39" style:family="text">
      <style:text-properties officeooo:rsid="0017e91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ans son texte « De la norme du goût », extrait des <text:span text:style-name="Emphasis">Essais esthétiques</text:span> (1757), David Hume aborde la question suivante : comment expliquer la diversité des goûts et des opinions dans le monde tout en reconnaissant une certaine forme d’universalité dans les jugements esthétiques ? </text:p>
      <text:p text:style-name="Standard">L’auteur soutient une thèse qui met en évidence les différences entre les individus tout en cherchant des points communs dans leurs jugements</text:p>
      <text:p text:style-name="Standard">Dans notre analyse, nous verrons d'abord comment Hume met en évidence la diversité des goûts et des jugements humains, qu'il qualifie de "trop évidente pour n’être pas tombée sous l’observation de tous" (l. 1-2). Ensuite, nous examinerons comment il démontre l'existence de critères cummuns dans le langage et dans les jugements esthétiques, malgré les divergences apparentes : « toutes les voix s’unissent pour applaudir l’élégance » (l. 20-21). Enfin, nous analyserons le lien qu’il établit entre ces critères esthétiques et les méthodes de la science, notamment en soulignant que « l’unanimité s’évanouit » quand les critiques s’appuient sur les détails (l. 26-27). </text:p>
      <text:p text:style-name="Standard"/>
      <text:p text:style-name="Standard"/>
      <text:p text:style-name="Standard"><text:bookmark text:name="output-word~0~0"/>Selon <text:bookmark text:name="output-word~0~1"/>David <text:bookmark text:name="output-word~0~2"/>Hume, <text:bookmark text:name="output-word~0~3"/>la <text:bookmark text:name="output-word~0~4"/>diversité <text:bookmark text:name="output-word~0~5"/>des <text:bookmark text:name="output-word~0~6"/>goûts <text:bookmark text:name="output-word~0~7"/>et <text:bookmark text:name="output-word~0~8"/>des <text:bookmark text:name="output-word~0~9"/>opinions <text:bookmark text:name="output-word~0~10"/>est <text:bookmark text:name="output-word~0~11"/>un <text:bookmark text:name="output-word~0~12"/>fait <text:bookmark text:name="output-word~0~13"/>incontestable <text:bookmark text:name="output-word~0~14"/>et <text:bookmark text:name="output-word~0~15"/>visible <text:bookmark text:name="output-word~0~16"/>par <text:bookmark text:name="output-word~0~17"/>tous <text:bookmark text:name="output-word~0~18"/>: « La grande variété de goûts et d'opinions qui prévaut dans le monde est trop évidente pour n’être pas tombée sous l’observation de tous » (l. 1-2). </text:p>
      <text:p text:style-name="Standard"><text:bookmark text:name="output-word~1~0"/>Il <text:bookmark text:name="output-word~1~1"/>affirme <text:bookmark text:name="output-word~1~2"/>que <text:bookmark text:name="output-word~1~3"/>cette <text:bookmark text:name="output-word~1~4"/>diversité <text:bookmark text:name="output-word~1~5"/>existe <text:bookmark text:name="output-word~1~6"/>même <text:bookmark text:name="output-word~1~7"/>dans <text:bookmark text:name="output-word~1~8"/>les <text:bookmark text:name="output-word~1~9"/>groupes <text:bookmark text:name="output-word~1~10"/>les <text:bookmark text:name="output-word~1~11"/>plus <text:bookmark text:name="output-word~1~12"/>petits, <text:bookmark text:name="output-word~1~13"/>où <text:bookmark text:name="output-word~1~14"/>les <text:bookmark text:name="output-word~1~15"/>personnes <text:bookmark text:name="output-word~1~16"/>partagent <text:bookmark text:name="output-word~1~17"/>pourtant <text:bookmark text:name="output-word~1~18"/>les <text:bookmark text:name="output-word~1~19"/>mêmes <text:bookmark text:name="output-word~1~20"/>références <text:bookmark text:name="output-word~1~21"/>culturelles <text:bookmark text:name="output-word~1~22"/>et <text:bookmark text:name="output-word~1~23"/>éducatives <text:bookmark text:name="output-word~1~24"/>: </text:p>
      <text:p text:style-name="Standard">« une différence de goût dans le cercle étroit de leurs connaissances » (l. 3-4). <text:bookmark text:name="output-word~2~0"/>Cela <text:bookmark text:name="output-word~2~1"/>démontre <text:bookmark text:name="output-word~2~2"/>que <text:bookmark text:name="output-word~2~3"/>les <text:bookmark text:name="output-word~2~4"/>préférences <text:bookmark text:name="output-word~2~5"/>ne <text:bookmark text:name="output-word~2~6"/>sont <text:bookmark text:name="output-word~2~7"/>jamais <text:bookmark text:name="output-word~2~8"/>parfaitement <text:span text:style-name="T39">les même</text:span>, <text:bookmark text:name="output-word~2~10"/>même <text:bookmark text:name="output-word~2~11"/>dans <text:bookmark text:name="output-word~2~12"/>une <text:bookmark text:name="output-word~2~13"/>société <text:bookmark text:name="output-word~2~14"/>homogène, <text:bookmark text:name="output-word~2~15"/>car <text:bookmark text:name="output-word~2~16"/>chaque <text:bookmark text:name="output-word~2~17"/>individu <text:bookmark text:name="output-word~2~18"/>est <text:bookmark text:name="output-word~2~19"/>influencé <text:bookmark text:name="output-word~2~20"/>par <text:bookmark text:name="output-word~2~21"/>des <text:bookmark text:name="output-word~2~22"/>préjugés <text:bookmark text:name="output-word~2~23"/>ou <text:bookmark text:name="output-word~2~24"/>des <text:bookmark text:name="output-word~2~25"/>expériences <text:bookmark text:name="output-word~2~26"/>personnelles. </text:p>
      <text:p text:style-name="Standard"/>
      <text:p text:style-name="Standard"><text:bookmark text:name="output-word~0~01"/>Toutefois, <text:bookmark text:name="output-word~0~19"/>cette <text:bookmark text:name="output-word~0~21"/>variété <text:bookmark text:name="output-word~0~31"/>est <text:bookmark text:name="output-word~0~41"/>d'autant <text:bookmark text:name="output-word~0~51"/>plus <text:bookmark text:name="output-word~0~61"/>saisissante <text:bookmark text:name="output-word~0~71"/>que <text:bookmark text:name="output-word~0~81"/>l'on <text:bookmark text:name="output-word~0~91"/>élargit <text:bookmark text:name="output-word~0~101"/>ses <text:bookmark text:name="output-word~0~111"/>perspectives <text:bookmark text:name="output-word~0~121"/>: </text:p>
      <text:p text:style-name="Standard">« ceux qui peuvent élargir leurs horizons jusqu’à contempler des nations distantes et les périodes révolues sont encore plus surpris » (l. 6-7). <text:bookmark text:name="output-sentence~1"/><text:bookmark text:name="output-word~1~01"/>L'observation <text:bookmark text:name="output-word~1~110"/>de <text:bookmark text:name="output-word~1~27"/>cultures <text:bookmark text:name="output-word~1~31"/>ou <text:bookmark text:name="output-word~1~41"/>d'époques <text:bookmark text:name="output-word~1~51"/>différentes <text:bookmark text:name="output-word~1~61"/>permet <text:bookmark text:name="output-word~1~71"/>de <text:bookmark text:name="output-word~1~81"/>découvrir <text:bookmark text:name="output-word~1~91"/>des <text:bookmark text:name="output-word~1~101"/>goûts <text:bookmark text:name="output-word~1~111"/>tout <text:bookmark text:name="output-word~1~121"/>à <text:bookmark text:name="output-word~1~131"/>fait <text:bookmark text:name="output-word~1~141"/>différents, <text:bookmark text:name="output-word~1~151"/>ce <text:bookmark text:name="output-word~1~161"/>qui <text:bookmark text:name="output-word~1~171"/>amène <text:bookmark text:name="output-word~1~181"/>à <text:bookmark text:name="output-word~1~191"/>remettre <text:bookmark text:name="output-word~1~201"/>en <text:bookmark text:name="output-word~1~211"/>question <text:bookmark text:name="output-word~1~221"/>ses <text:bookmark text:name="output-word~1~231"/>propres <text:bookmark text:name="output-word~1~241"/>critères <text:bookmark text:name="output-word~1~25"/>de <text:bookmark text:name="output-word~1~26"/>jugement. <text:bookmark text:name="output-sentence~2"/><text:bookmark text:name="output-word~2~01"/>Hume <text:bookmark text:name="output-word~2~110"/>met <text:bookmark text:name="output-word~2~28"/>ainsi <text:bookmark text:name="output-word~2~31"/>en <text:bookmark text:name="output-word~2~41"/>évidence <text:bookmark text:name="output-word~2~51"/>un <text:bookmark text:name="output-word~2~61"/>réflexe <text:bookmark text:name="output-word~2~71"/>humain <text:bookmark text:name="output-word~2~81"/>récurrent <text:bookmark text:name="output-word~2~91"/>: <text:bookmark text:name="output-word~2~101"/>qualifier <text:bookmark text:name="output-word~2~111"/>de <text:bookmark text:name="output-word~2~121"/>« <text:bookmark text:name="output-word~2~131"/>barbare <text:bookmark text:name="output-word~2~141"/>» <text:bookmark text:name="output-word~2~151"/>ce <text:bookmark text:name="output-word~2~161"/>qui <text:bookmark text:name="output-word~2~171"/>nous <text:bookmark text:name="output-word~2~181"/>est <text:bookmark text:name="output-word~2~191"/>étranger <text:bookmark text:name="output-word~2~201"/>ou <text:bookmark text:name="output-word~2~211"/>qui <text:bookmark text:name="output-word~2~221"/>s'éloigne <text:bookmark text:name="output-word~2~231"/>de <text:bookmark text:name="output-word~2~241"/>nos <text:bookmark text:name="output-word~2~251"/>préférences <text:bookmark text:name="output-word~2~261"/>personnelles <text:bookmark text:name="output-word~2~27"/>: « Nous sommes enclins à appeler barbare tout ce qui s’écarte de notre propre goût » (l. 9-10). <text:bookmark text:name="output-word~3~0"/>Cela <text:bookmark text:name="output-word~3~1"/>reflète <text:bookmark text:name="output-word~3~2"/>une <text:bookmark text:name="output-word~3~3"/>forme <text:bookmark text:name="output-word~3~4"/>d'arrogance <text:bookmark text:name="output-word~3~5"/>et <text:bookmark text:name="output-word~3~6"/>de <text:bookmark text:name="output-word~3~7"/>fermeture <text:bookmark text:name="output-word~3~8"/>d'esprit, <text:bookmark text:name="output-word~3~9"/>qui <text:bookmark text:name="output-word~3~10"/>empêchent <text:bookmark text:name="output-word~3~11"/>souvent <text:bookmark text:name="output-word~3~12"/>de <text:bookmark text:name="output-word~3~13"/>prendre <text:bookmark text:name="output-word~3~14"/>en <text:bookmark text:name="output-word~3~15"/>compte <text:bookmark text:name="output-word~3~16"/>la <text:bookmark text:name="output-word~3~17"/>diversité <text:bookmark text:name="output-word~3~18"/>et <text:bookmark text:name="output-word~3~19"/>la <text:bookmark text:name="output-word~3~20"/>richesse <text:bookmark text:name="output-word~3~21"/>des <text:bookmark text:name="output-word~3~22"/>opinions <text:bookmark text:name="output-word~3~23"/>divergentes.</text:p>
      <text:p text:style-name="Standard"/>
      <text:p text:style-name="Standard"><text:bookmark text:name="output-sentence~0"/><text:bookmark text:name="output-word~0~02"/>Enfin, <text:bookmark text:name="output-word~0~110"/>Hume <text:bookmark text:name="output-word~0~28"/>constate <text:bookmark text:name="output-word~0~32"/>que <text:bookmark text:name="output-word~0~42"/>cette <text:bookmark text:name="output-word~0~52"/>conduite <text:bookmark text:name="output-word~0~62"/>entraîne <text:bookmark text:name="output-word~0~72"/>une <text:bookmark text:name="output-word~0~82"/>contradiction <text:bookmark text:name="output-word~0~92"/>: <text:bookmark text:name="output-word~0~102"/>si <text:bookmark text:name="output-word~0~112"/>nous <text:bookmark text:name="output-word~0~122"/>reprochons <text:bookmark text:name="output-word~0~131"/>aux <text:bookmark text:name="output-word~0~141"/>autres <text:bookmark text:name="output-word~0~151"/>de <text:bookmark text:name="output-word~0~161"/>ne <text:bookmark text:name="output-word~0~171"/>pas <text:bookmark text:name="output-word~0~181"/>saisir <text:bookmark text:name="output-word~0~191"/>notre <text:bookmark text:name="output-word~0~20"/>goût, <text:span text:style-name="T39">ces même personnes pourraient elles aussi retourner la critique contre nous</text:span>. <text:bookmark text:name="output-word~1~02"/><text:bookmark text:name="output-sentence~11"/>Le <text:bookmark text:name="output-word~1~113"/>paradoxe <text:bookmark text:name="output-word~1~28"/>humain <text:bookmark text:name="output-word~1~32"/>est <text:bookmark text:name="output-word~1~42"/>mis <text:bookmark text:name="output-word~1~52"/>en <text:bookmark text:name="output-word~1~62"/>évidence <text:bookmark text:name="output-word~1~72"/>par <text:bookmark text:name="output-word~1~82"/>cette <text:bookmark text:name="output-word~1~92"/>réflexion <text:bookmark text:name="output-word~1~102"/>: <text:bookmark text:name="output-word~1~112"/>nous <text:bookmark text:name="output-word~1~122"/>sommes <text:bookmark text:name="output-word~1~132"/>convaincus <text:bookmark text:name="output-word~1~142"/>d'avoir <text:bookmark text:name="output-word~1~152"/>raison <text:bookmark text:name="output-word~1~162"/>tout <text:bookmark text:name="output-word~1~172"/>en <text:bookmark text:name="output-word~1~182"/>étant <text:bookmark text:name="output-word~1~192"/>entourés <text:bookmark text:name="output-word~1~202"/>de <text:bookmark text:name="output-word~1~212"/>contradictions. <text:bookmark text:name="output-sentence~21"/><text:bookmark text:name="output-word~2~02"/>Selon <text:bookmark text:name="output-word~2~112"/>Hume, « nous trouvons la même épithète retournée en reproche contre nous » (l. 10-11). </text:p>
      <text:p text:style-name="Standard">Ainsi, dans ce premier mouvement, Hume montre que la diversité des goûts est une réalité incontournable, mais qu'elle est aussi source de tensions et d'incompréhensions, liées à l’arrogance et aux préjugés humain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2-15T20:35:02.664000000</meta:creation-date>
    <dc:date>2024-12-15T21:06:52.371000000</dc:date>
    <meta:editing-duration>PT21M38S</meta:editing-duration>
    <meta:editing-cycles>3</meta:editing-cycles>
    <meta:generator>LibreOffice/7.2.4.1$Windows_X86_64 LibreOffice_project/27d75539669ac387bb498e35313b970b7fe9c4f9</meta:generator>
    <meta:document-statistic meta:table-count="0" meta:image-count="0" meta:object-count="0" meta:page-count="1" meta:paragraph-count="10" meta:word-count="519" meta:character-count="3251" meta:non-whitespace-character-count="2734"/>
  </office:meta>
</office:document-meta>
</file>